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reeSans1" svg:font-family="FreeSans" style:font-family-generic="swiss"/>
    <style:font-face style:name="Courier 10 Pitch" svg:font-family="'Courier 10 Pitch'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ejaVu Sans" fo:font-size="10pt" officeooo:rsid="00120d55" officeooo:paragraph-rsid="00120d55"/>
    </style:style>
    <style:style style:name="P2" style:family="paragraph" style:parent-style-name="Standard">
      <style:text-properties style:font-name="DejaVu Sans" fo:font-size="10pt" officeooo:rsid="00120d55" officeooo:paragraph-rsid="00153b46"/>
    </style:style>
    <style:style style:name="P3" style:family="paragraph" style:parent-style-name="Standard">
      <style:text-properties style:font-name="DejaVu Sans" fo:font-size="10pt" officeooo:rsid="00120d55" officeooo:paragraph-rsid="0015de45"/>
    </style:style>
    <style:style style:name="P4" style:family="paragraph" style:parent-style-name="Standard">
      <style:text-properties style:font-name="DejaVu Sans" fo:font-size="10pt" officeooo:rsid="00144775" officeooo:paragraph-rsid="00144775"/>
    </style:style>
    <style:style style:name="P5" style:family="paragraph" style:parent-style-name="Standard">
      <style:text-properties style:font-name="DejaVu Sans" fo:font-size="10pt" fo:font-weight="normal" officeooo:rsid="00144775" officeooo:paragraph-rsid="00144775" style:font-weight-asian="normal" style:font-weight-complex="normal"/>
    </style:style>
    <style:style style:name="P6" style:family="paragraph" style:parent-style-name="Standard">
      <style:text-properties style:font-name="DejaVu Sans" fo:font-size="10pt" officeooo:rsid="00139c55" officeooo:paragraph-rsid="00139c55"/>
    </style:style>
    <style:style style:name="P7" style:family="paragraph" style:parent-style-name="Standard">
      <style:text-properties style:font-name="DejaVu Sans" fo:font-size="10pt" officeooo:rsid="00139c55" officeooo:paragraph-rsid="00144775"/>
    </style:style>
    <style:style style:name="P8" style:family="paragraph" style:parent-style-name="Standard">
      <style:text-properties style:font-name="DejaVu Sans" fo:font-size="10pt" officeooo:rsid="00139c55" officeooo:paragraph-rsid="00153b46"/>
    </style:style>
    <style:style style:name="P9" style:family="paragraph" style:parent-style-name="Standard">
      <style:text-properties style:font-name="DejaVu Sans" fo:font-size="10pt" officeooo:rsid="0015de45" officeooo:paragraph-rsid="0015de45"/>
    </style:style>
    <style:style style:name="P10" style:family="paragraph" style:parent-style-name="Standard">
      <style:text-properties style:font-name="DejaVu Sans" fo:font-size="10pt" officeooo:rsid="001602eb" officeooo:paragraph-rsid="001602eb"/>
    </style:style>
    <style:style style:name="P11" style:family="paragraph" style:parent-style-name="Standard">
      <style:text-properties style:font-name="DejaVu Sans" fo:font-size="10pt" officeooo:rsid="00165d6c" officeooo:paragraph-rsid="00165d6c"/>
    </style:style>
    <style:style style:name="P12" style:family="paragraph" style:parent-style-name="Standard" style:list-style-name="L1">
      <style:text-properties officeooo:paragraph-rsid="00144775"/>
    </style:style>
    <style:style style:name="P13" style:family="paragraph" style:parent-style-name="Standard" style:list-style-name="L1">
      <style:text-properties officeooo:rsid="00153b46" officeooo:paragraph-rsid="00153b46"/>
    </style:style>
    <style:style style:name="P14" style:family="paragraph" style:parent-style-name="Standard" style:list-style-name="L1">
      <style:text-properties fo:font-weight="normal" officeooo:rsid="00153b46" officeooo:paragraph-rsid="00153b46" style:font-weight-asian="normal" style:font-weight-complex="normal"/>
    </style:style>
    <style:style style:name="P15" style:family="paragraph" style:parent-style-name="Standard" style:list-style-name="L1">
      <style:text-properties fo:font-weight="normal" officeooo:rsid="0015de45" officeooo:paragraph-rsid="0015de45" style:font-weight-asian="normal" style:font-weight-complex="normal"/>
    </style:style>
    <style:style style:name="P16" style:family="paragraph" style:parent-style-name="Standard">
      <style:text-properties fo:font-weight="normal" officeooo:rsid="0015de45" officeooo:paragraph-rsid="0015de45" style:font-weight-asian="normal" style:font-weight-complex="normal"/>
    </style:style>
    <style:style style:name="T1" style:family="text">
      <style:text-properties officeooo:rsid="00139c5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5de45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5de45" style:font-weight-asian="normal" style:font-weight-complex="normal"/>
    </style:style>
    <style:style style:name="T6" style:family="text">
      <style:text-properties officeooo:rsid="00144775"/>
    </style:style>
    <style:style style:name="T7" style:family="text">
      <style:text-properties officeooo:rsid="00153b46"/>
    </style:style>
    <style:style style:name="T8" style:family="text">
      <style:text-properties style:font-name="DejaVu Sans" fo:font-size="10pt"/>
    </style:style>
    <style:style style:name="T9" style:family="text">
      <style:text-properties style:font-name="DejaVu Sans" fo:font-size="10pt" officeooo:rsid="00153b46"/>
    </style:style>
    <style:style style:name="T10" style:family="text">
      <style:text-properties style:font-name="DejaVu Sans" fo:font-size="10pt" fo:font-weight="bold" style:font-weight-asian="bold" style:font-weight-complex="bold"/>
    </style:style>
    <style:style style:name="T11" style:family="text">
      <style:text-properties style:font-name="DejaVu Sans" fo:font-size="10pt" officeooo:rsid="0015de45"/>
    </style:style>
    <style:style style:name="T12" style:family="text">
      <style:text-properties officeooo:rsid="0015de45"/>
    </style:style>
    <style:style style:name="T13" style:family="text">
      <style:text-properties fo:font-style="italic" fo:font-weight="bold" officeooo:rsid="0015de45" style:font-style-asian="italic" style:font-weight-asian="bold" style:font-style-complex="italic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862in" fo:text-indent="-0.25in" fo:margin-left="1.286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362in" fo:text-indent="-0.25in" fo:margin-left="1.536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862in" fo:text-indent="-0.25in" fo:margin-left="1.786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62in" fo:text-indent="-0.25in" fo:margin-left="2.036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862in" fo:text-indent="-0.25in" fo:margin-left="2.286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362in" fo:text-indent="-0.25in" fo:margin-left="2.536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862in" fo:text-indent="-0.25in" fo:margin-left="2.786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362in" fo:text-indent="-0.25in" fo:margin-left="3.036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62in" fo:text-indent="-0.25in" fo:margin-left="3.2862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artment Finder</text:p>
      <text:p text:style-name="P1"/>
      <text:p text:style-name="P1"/>
      <text:p text:style-name="P11">BACKEND</text:p>
      <text:p text:style-name="P1"/>
      <text:p text:style-name="P4">before anything else, use anaconda3 virtual env</text:p>
      <text:p text:style-name="P5">$ source ~/anaconda3/bin/activate ~/anaconda3/</text:p>
      <text:p text:style-name="P1"/>
      <text:p text:style-name="P1">COMPONENTS</text:p>
      <text:p text:style-name="P1"/>
      <text:p text:style-name="P1">- Kijiji apartments scraper</text:p>
      <text:p text:style-name="P1"><text:tab/><text:span text:style-name="T1">Module: Scrapy project</text:span></text:p>
      <text:p text:style-name="P1"/>
      <text:p text:style-name="P1"/>
      <text:p text:style-name="P8"><text:tab/>command: <text:s/></text:p>
      <text:p text:style-name="P8"><text:span text:style-name="T2"><text:tab/>$ </text:span><text:span text:style-name="T4">scrapy crawl apartments</text:span> </text:p>
      <text:p text:style-name="P8"><text:span text:style-name="T2"><text:tab/>$ </text:span><text:span text:style-name="T4">scrapy crawl apartments</text:span> <text:span text:style-name="T6"><text:s/>-o apt4.json -t json</text:span></text:p>
      <text:p text:style-name="P8"/>
      <text:p text:style-name="P2"><text:span text:style-name="T1"><text:tab/>INPUT: base url for scraping (kijij urls)</text:span></text:p>
      <text:p text:style-name="P8"/>
      <text:p text:style-name="P1"><text:tab/><text:span text:style-name="T7">model: items.py</text:span></text:p>
      <text:p text:style-name="P1"><text:tab/><text:span text:style-name="T7">crawler: spiders/ApartmentCrawler.py</text:span></text:p>
      <text:p text:style-name="P1"/>
      <text:p text:style-name="P6"><text:tab/></text:p>
      <text:p text:style-name="P7"><text:tab/><text:span text:style-name="T7">flow: </text:span></text:p>
      <text:list xml:id="list574103431132703736" text:style-name="L1">
        <text:list-header>
          <text:p text:style-name="P12"><text:span text:style-name="T9">crawl apartment lists from given set of urls (base url + wildcards) → apartment list</text:span></text:p>
          <text:p text:style-name="P13"><text:span text:style-name="T8">for each apartment item in apartment list</text:span></text:p>
          <text:list>
            <text:list-header>
              <text:p text:style-name="P13"><text:span text:style-name="T8">get all info (defined in model) needed using xpath</text:span></text:p>
              <text:list>
                <text:list-header>
                  <text:p text:style-name="P13"><text:span text:style-name="T11">item.</text:span><text:span text:style-name="T8">[apt_id, url, price, title, location, desc, date_posted, image]</text:span></text:p>
                </text:list-header>
              </text:list>
              <text:p text:style-name="P13"><text:span text:style-name="T8">spawn a request to crawl specific apartment item's page</text:span></text:p>
              <text:p text:style-name="P13"><text:span text:style-name="T8">parse apartment page</text:span></text:p>
              <text:list text:continue-numbering="true">
                <text:list-header>
                  <text:p text:style-name="P13"><text:span text:style-name="T8">ignore if no address specified</text:span></text:p>
                  <text:p text:style-name="P13"><text:span text:style-name="T10">postprocess</text:span></text:p>
                  <text:list>
                    <text:list-header>
                      <text:p text:style-name="P14"><text:span text:style-name="T8">convert french accents in address (causes errors in google geocode)</text:span></text:p>
                      <text:p text:style-name="P15"><text:span text:style-name="T8">item.[LAT, LONG] ← geocode_address(address)</text:span></text:p>
                      <text:p text:style-name="P15"><text:span text:style-name="T8">item.places ← search_places(...)</text:span></text:p>
                      <text:p text:style-name="P15"/>
                      <text:p text:style-name="P15"><text:span text:style-name="T8">write {item} to json</text:span></text:p>
                    </text:list-header>
                  </text:list>
                </text:list-header>
              </text:list>
            </text:list-header>
          </text:list>
        </text:list-header>
      </text:list>
      <text:p text:style-name="P16"><text:tab/><text:tab/><text:tab/> </text:p>
      <text:p text:style-name="P16"><text:span text:style-name="T8"/></text:p>
      <text:p text:style-name="P7"><text:tab/></text:p>
      <text:p text:style-name="P1"/>
      <text:p text:style-name="P3">- <text:span text:style-name="T12">geocode_address(address)</text:span></text:p>
      <text:p text:style-name="P3"><text:tab/><text:span text:style-name="T12">INPUT: physical address</text:span></text:p>
      <text:p text:style-name="P3"><text:tab/><text:span text:style-name="T12">OUTPUT: lat, long</text:span></text:p>
      <text:p text:style-name="P1"/>
      <text:p text:style-name="P3">- <text:span text:style-name="T12">search_places(term, location, lat, long, url)</text:span></text:p>
      <text:p text:style-name="P3"><text:tab/>Yelp places script : get number of establishments given <text:span text:style-name="T1">a lat, long</text:span></text:p>
      <text:p text:style-name="P3"><text:tab/><text:tab/><text:tab/> <text:s text:c="5"/><text:span text:style-name="T12">location and url not used yet</text:span></text:p>
      <text:p text:style-name="P3"/>
      <text:p text:style-name="P3"><text:tab/><text:span text:style-name="T12">flow:</text:span></text:p>
      <text:p text:style-name="P3"><text:tab/><text:tab/><text:span text:style-name="T12">hardcoded params: </text:span></text:p>
      <text:p text:style-name="P3"><text:span text:style-name="T3"><text:tab/><text:tab/>LIMIT </text:span><text:span text:style-name="T5"><text:s/>- limit search results</text:span></text:p>
      <text:p text:style-name="P3"><text:span text:style-name="T3"><text:tab/><text:tab/>RADIUS –</text:span><text:span text:style-name="T5"> radius from given lat, long</text:span></text:p>
      <text:p text:style-name="P3"><text:tab/><text:tab/><text:span text:style-name="T12">query YELP API for </text:span><text:span text:style-name="T13">businesses </text:span></text:p>
      <text:p text:style-name="P1"/>
      <text:p text:style-name="P1"/>
      <text:p text:style-name="P1"><text:soft-page-break/></text:p>
      <text:p text:style-name="P1"/>
      <text:p text:style-name="P9">sample output: </text:p>
      <text:p text:style-name="P1"/>
      <text:p text:style-name="P10">[</text:p>
      <text:p text:style-name="P10"><text:s text:c="3"/>{</text:p>
      <text:p text:style-name="P10"><text:s text:c="6"/>"apt_id":"1265540559",</text:p>
      <text:p text:style-name="P10"><text:s text:c="6"/>"url":"/v-appartement-condo-4-1-2/ville-de-montreal/le-quartet-piscine-exterieure-grands-appartements-renoves/1265540559",</text:p>
      <text:p text:style-name="P10"><text:s text:c="6"/>"price":"$875.00",</text:p>
      <text:p text:style-name="P10"><text:s text:c="6"/>"title":"Le Quartet - Piscine exterieure - Grands appartements renoves",</text:p>
      <text:p text:style-name="P10"><text:s text:c="6"/>"location":"City of Montreal",</text:p>
      <text:p text:style-name="P10"><text:s text:c="6"/>"desc":"English text at the end. Lappartement - Grandeur : 4 12 (2 chambres) - Quatrieme etage - Autres : plancher de bois franc et chauffage a eau chaude - Loyer : 875 $/mois (bail de 12 mois) incluant le ...",</text:p>
      <text:p text:style-name="P10"><text:s text:c="6"/>"date_posted":"08/11/2017",</text:p>
      <text:p text:style-name="P10"><text:s text:c="6"/>"image":"https://i.ebayimg.com/00/s/NTM2WDgwMA==/z/4VwAAOSwblZZHwUt/$_35.JPG",</text:p>
      <text:p text:style-name="P10"><text:s text:c="6"/>"address":"95 Boulevard Deguire, Saint-Laurent, QC H4N 1N5, Canada",</text:p>
      <text:p text:style-name="P10"><text:s text:c="6"/>"LAT":45.5308758,</text:p>
      <text:p text:style-name="P10"><text:s text:c="6"/>"LONG":-73.6699575,</text:p>
      <text:p text:style-name="P10"><text:s text:c="6"/>"places":3</text:p>
      <text:p text:style-name="P10"><text:s text:c="3"/>},</text:p>
      <text:p text:style-name="P10"><text:s text:c="3"/>{</text:p>
      <text:p text:style-name="P10"><text:s text:c="6"/>"apt_id":"1313411555",</text:p>
      <text:p text:style-name="P10"><text:s text:c="6"/>"url":"/v-location-court-terme/ville-de-montreal/mile-end-plateau-appart-spacieux-a-louer-21-nov-au-1er-fevrier/1313411555",</text:p>
      <text:p text:style-name="P10"><text:s text:c="6"/>"price":"$1,150.00",</text:p>
      <text:p text:style-name="P10"><text:s text:c="6"/>"title":"Mile End/Plateau appart. spacieux a louer 21 nov. au 1er fevrier",</text:p>
      <text:p text:style-name="P10"><text:s text:c="6"/>"location":"City of Montreal",</text:p>
      <text:p text:style-name="P10"><text:s text:c="6"/>"desc":"Charmant, appartement lumineux 4 1/2 meuble, dans le coeur du Mile-End, rez-de-chaussee, spacieux et tres lumineux. L'appartement est meuble et il y a tout le necessaire pour cuisiner. 2 chambres ...",</text:p>
      <text:p text:style-name="P10"><text:s text:c="6"/>"date_posted":"&lt; 3 hours ago",</text:p>
      <text:p text:style-name="P10"><text:s text:c="6"/>"image":"https://i.ebayimg.com/00/s/ODAwWDYwMA==/z/aN0AAOSwDkVaDE-c/$_35.JPG",</text:p>
      <text:p text:style-name="P10"><text:s text:c="6"/>"address":"Montreal, QC H2T2W2",</text:p>
      <text:p text:style-name="P10"><text:s text:c="6"/>"LAT":45.5205715,</text:p>
      <text:p text:style-name="P10"><text:s text:c="6"/>"LONG":-73.5916,</text:p>
      <text:p text:style-name="P10"><text:s text:c="6"/>"places":50</text:p>
      <text:p text:style-name="P10"><text:s text:c="3"/>}, ...</text:p>
      <text:p text:style-name="P10">]</text:p>
      <text:p text:style-name="P1"/>
      <text:p text:style-name="P1"/>
      <text:p text:style-name="P1"/>
      <text:p text:style-name="P9">TODO:</text:p>
      <text:p text:style-name="P9">1. verify LIMIT=50 is needed</text:p>
      <text:p text:style-name="P9">test search_places by directly calling</text:p>
      <text:p text:style-name="P9">get_num_places(...)</text:p>
      <text:p text:style-name="P9">from a main script</text:p>
      <text:p text:style-name="P9"/>
      <text:p text:style-name="P9">2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 Code Pro" svg:font-family="'Source Code Pro'"/>
    <style:font-face style:name="FreeSans1" svg:font-family="FreeSans" style:font-family-generic="swiss"/>
    <style:font-face style:name="Courier 10 Pitch" svg:font-family="'Courier 10 Pitch'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5T10:57:57.231283876</meta:creation-date>
    <dc:date>2017-11-15T12:21:14.666447740</dc:date>
    <meta:editing-duration>PT7M25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2" meta:paragraph-count="77" meta:word-count="329" meta:character-count="2891" meta:non-whitespace-character-count="2434"/>
  </office:meta>
</office:document-meta>
</file>